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1.644cm" fo:min-width="1.394cm" fo:padding-top="0.178cm" fo:padding-bottom="0.178cm" fo:padding-left="0.303cm" fo:padding-right="0.303cm" fo:wrap-option="wrap"/>
    </style:style>
    <style:style style:name="gr2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7.75cm" fo:min-width="7.5cm" fo:padding-top="0.178cm" fo:padding-bottom="0.178cm" fo:padding-left="0.303cm" fo:padding-right="0.303cm" fo:wrap-option="wrap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1.556cm" fo:min-width="13.1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1.644cm" fo:min-width="0.3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144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cm" fo:min-width="6.394cm" fo:padding-top="0.178cm" fo:padding-bottom="0.178cm" fo:padding-left="0.303cm" fo:padding-right="0.30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698cm" fo:min-width="5.448cm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2.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8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 fo:font-size="54pt" fo:font-weight="bold" style:font-size-asian="54pt" style:font-weight-asian="bold" style:font-size-complex="5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/>
      <style:text-properties style:font-name="Times New Roman" fo:font-size="66pt" style:font-size-asian="66pt" style:font-size-complex="66pt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" fo:font-size="66pt" style:font-size-asian="66pt" style:font-size-complex="66pt"/>
    </style:style>
    <style:style style:name="T1" style:family="text">
      <style:text-properties style:font-name="Times New Roman1" fo:font-size="54pt" fo:font-weight="bold" style:font-name-asian="Times New Roman1" style:font-size-asian="54pt" style:font-weight-asian="bold" style:font-name-complex="Times New Roman1" style:font-size-complex="54pt" style:font-weight-complex="bold"/>
    </style:style>
    <style:style style:name="T2" style:family="text">
      <style:text-properties style:font-name="Times New Roman1" fo:font-size="48pt" fo:font-weight="bold" style:font-name-asian="Times New Roman1" style:font-size-asian="48pt" style:font-weight-asian="bold" style:font-name-complex="Times New Roman1" style:font-size-complex="48pt" style:font-weight-complex="bold"/>
    </style:style>
    <style:style style:name="T3" style:family="text">
      <style:text-properties style:font-name="Times New Roman" fo:font-size="66pt" style:font-size-asian="66pt" style:font-size-complex="66pt"/>
    </style:style>
    <style:style style:name="T4" style:family="text">
      <style:text-properties style:font-name="Times New Roman" fo:font-size="66pt" fo:font-style="italic" style:font-size-asian="66pt" style:font-style-asian="italic" style:font-size-complex="66pt" style:font-style-complex="italic"/>
    </style:style>
    <style:style style:name="T5" style:family="text">
      <style:text-properties style:font-name="Times New Roman" fo:font-size="66pt" fo:font-style="normal" style:font-size-asian="66pt" style:font-style-asian="normal" style:font-size-complex="66pt" style:font-style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66pt" fo:font-style="italic" fo:text-shadow="none" style:text-underline-style="none" fo:font-weight="normal" style:letter-kerning="true" style:font-name-asian="Noto Sans CJK SC" style:font-size-asian="66pt" style:font-style-asian="italic" style:font-weight-asian="normal" style:font-name-complex="Noto Sans Devanagari" style:font-size-complex="6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1" fo:font-size="54pt" fo:font-style="italic" fo:font-weight="bold" style:font-name-asian="Times New Roman1" style:font-size-asian="54pt" style:font-style-asian="italic" style:font-weight-asian="bold" style:font-name-complex="Times New Roman1" style:font-size-complex="5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3cm" svg:y="4cm">
          <text:p/>
          <draw:enhanced-geometry draw:mirror-horizontal="false" draw:mirror-vertical="false"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8cm" svg:height="8cm" svg:x="10cm" svg:y="1cm">
          <text:p/>
          <draw:enhanced-geometry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8cm" svg:height="2.5cm" svg:x="5cm" svg:y="18cm">
          <text:p/>
          <draw:enhanced-geometry svg:viewBox="0 0 21600 21600" draw:mirror-vertical="true" draw:glue-points="?f6 10800 10800 21600 ?f5 10800 10800 0" draw:text-areas="?f3 ?f3 ?f4 ?f4" draw:type="trapezoid" draw:modifiers="1433.896483792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1cm" svg:height="12cm" svg:x="13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5" draw:text-style-name="P3" draw:layer="layout" svg:width="6cm" svg:height="1.999cm" svg:x="11cm" svg:y="17cm" draw:kind="cut" draw:start-angle="359.98" draw:end-angle="179.06">
          <text:p/>
        </draw:ellipse>
        <draw:custom-shape draw:style-name="gr6" draw:text-style-name="P2" draw:layer="layout" svg:width="0.298cm" svg:height="1.5cm" draw:transform="skewX (-0.00139626340159546) translate (13.86cm 3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3.998cm" svg:height="0.998cm" draw:transform="rotate (-0.00157079632679504) translate (7.002cm 4.925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draw:layer="layout" svg:width="15.887cm" svg:height="2.892cm" svg:x="-0.956cm" svg:y="11.508cm" draw:kind="cut" draw:start-angle="221.08" draw:end-angle="319.19">
          <text:p/>
        </draw:ellipse>
        <draw:circle draw:style-name="gr8" draw:text-style-name="P4" draw:layer="layout" svg:width="0.25cm" svg:height="0.25cm" draw:transform="rotate (-3.14159265358979) translate (10.5cm 13cm)" draw:kind="cut" draw:start-angle="145.68" draw:end-angle="167.05">
          <text:p/>
        </draw:circle>
        <draw:ellipse draw:style-name="gr5" draw:text-style-name="P3" draw:layer="layout" svg:width="15.887cm" svg:height="2.888cm" svg:x="13.044cm" svg:y="11.512cm" draw:kind="cut" draw:start-angle="221.08" draw:end-angle="319.19">
          <text:p/>
        </draw:ellipse>
        <draw:custom-shape draw:style-name="gr9" draw:text-style-name="P5" draw:layer="layout" svg:width="12cm" svg:height="8.999cm" svg:x="1cm" svg:y="4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2cm" svg:height="9cm" svg:x="15cm" svg:y="4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6" draw:layer="layout" svg:x1="14cm" svg:y1="4cm" svg:x2="12.6cm" svg:y2="1.2cm">
          <text:p/>
        </draw:line>
        <draw:line draw:style-name="gr10" draw:text-style-name="P6" draw:layer="layout" svg:x1="14cm" svg:y1="4cm" svg:x2="15.4cm" svg:y2="1.2cm">
          <text:p/>
        </draw:line>
        <draw:frame draw:style-name="gr11" draw:text-style-name="P7" draw:layer="layout" svg:width="1.74cm" svg:height="2.36cm" svg:x="13.25cm" svg:y="0.75cm">
          <draw:text-box>
            <text:p><text:span text:style-name="T1">=</text:span></text:p>
          </draw:text-box>
        </draw:frame>
        <draw:frame draw:style-name="gr12" draw:text-style-name="P8" draw:layer="layout" svg:width="1.5cm" svg:height="2.126cm" svg:x="15.25cm" svg:y="2cm">
          <draw:text-box>
            <text:p><text:span text:style-name="T2">&lt;</text:span></text:p>
          </draw:text-box>
        </draw:frame>
        <draw:frame draw:style-name="gr12" draw:text-style-name="P8" draw:layer="layout" svg:width="1.5cm" svg:height="2.126cm" svg:x="11.25cm" svg:y="2cm">
          <draw:text-box>
            <text:p><text:span text:style-name="T2">&gt;</text:span></text:p>
          </draw:text-box>
        </draw:frame>
        <draw:frame draw:style-name="gr13" draw:text-style-name="P10" draw:layer="layout" svg:width="8cm" svg:height="2.829cm" svg:x="3cm" svg:y="11cm">
          <draw:text-box>
            <text:p text:style-name="P9"><text:span text:style-name="T3">3</text:span><text:span text:style-name="T4">x</text:span><text:span text:style-name="T5">-16</text:span></text:p>
          </draw:text-box>
        </draw:frame>
        <draw:frame draw:style-name="gr13" draw:text-style-name="P10" draw:layer="layout" svg:width="8cm" svg:height="2.829cm" svg:x="17cm" svg:y="11cm">
          <draw:text-box>
            <text:p text:style-name="P9"><text:span text:style-name="T3">11</text:span></text:p>
          </draw:text-box>
        </draw:frame>
        <draw:frame draw:style-name="gr14" draw:text-style-name="P10" draw:layer="layout" svg:width="14cm" svg:height="2.829cm" svg:x="7cm" svg:y="17.7cm">
          <draw:text-box>
            <text:p text:style-name="P9"><text:span text:style-name="T6">x </text:span><text:span text:style-name="T7">= </text:span><text:span text:style-name="T3">9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0T13:43:45.009185181</meta:creation-date>
    <dc:date>2022-06-14T12:40:46.923000000</dc:date>
    <meta:editing-duration>PT30M7S</meta:editing-duration>
    <meta:editing-cycles>9</meta:editing-cycles>
    <meta:generator>LibreOffice/7.2.7.2$Windows_X86_64 LibreOffice_project/8d71d29d553c0f7dcbfa38fbfda25ee34cce99a2</meta:generator>
    <meta:document-statistic meta:object-count="20"/>
  </office:meta>
</office:document-meta>
</file>